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48.84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all_ds_all_location_lstm_metrics" table:style-name="ta1"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2" table:number-columns-repeated="10" table:default-cell-style-name="ce8"/>
        <table:table-column table:style-name="co4" table:default-cell-style-name="ce8"/>
        <table:table-column table:style-name="co5" table:default-cell-style-name="ce8"/>
        <table:table-column table:style-name="co2" table:number-columns-repeated="4" table:default-cell-style-name="ce8"/>
        <table:table-column table:style-name="co6" table:number-columns-repeated="2" table:default-cell-style-name="Default"/>
        <table:table-row table:style-name="ro1">
          <table:table-cell table:style-name="ce7" office:value-type="string" calcext:value-type="string">
            <text:p>Metric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 0.7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N 0.7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T 0.7</text:p>
          </table:table-cell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W 0.7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Y 0.7</text:p>
          </table:table-cell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AB 0.7</text:p>
          </table:table-cell>
          <table:table-cell table:style-name="ce7" office:value-type="string" calcext:value-type="string">
            <text:p>AD</text:p>
          </table:table-cell>
          <table:table-cell table:style-name="ce7" office:value-type="string" calcext:value-type="string">
            <text:p>AD 0.7</text:p>
          </table:table-cell>
          <table:table-cell table:style-name="ce7" office:value-type="string" calcext:value-type="string">
            <text:p>AG</text:p>
          </table:table-cell>
          <table:table-cell table:style-name="ce7" office:value-type="string" calcext:value-type="string">
            <text:p>AG 0.7</text:p>
          </table:table-cell>
          <table:table-cell table:style-name="ce7" office:value-type="string" calcext:value-type="string">
            <text:p>AJ</text:p>
          </table:table-cell>
          <table:table-cell table:style-name="ce7" office:value-type="string" calcext:value-type="string">
            <text:p>AJ 0.7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mean_mse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34" calcext:value-type="float">
            <text:p>0.01434</text:p>
          </table:table-cell>
          <table:table-cell table:style-name="ce9" office:value-type="float" office:value="0.01382" calcext:value-type="float">
            <text:p>0.01382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1399" calcext:value-type="float">
            <text:p>0.01399</text:p>
          </table:table-cell>
          <table:table-cell table:formula="of:=MIN([.B2:.T2])" office:value-type="float" office:value="0.01382" calcext:value-type="float">
            <text:p>0.01382</text:p>
          </table:table-cell>
          <table:table-cell table:formula="of:=MAX([.B2:.T2])" office:value-type="float" office:value="0.0148" calcext:value-type="float">
            <text:p>0.0148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.01156" calcext:value-type="float">
            <text:p>0.01156</text:p>
          </table:table-cell>
          <table:table-cell office:value-type="float" office:value="0.01207" calcext:value-type="float">
            <text:p>0.01207</text:p>
          </table:table-cell>
          <table:table-cell table:style-name="ce9" office:value-type="float" office:value="0.01057" calcext:value-type="float">
            <text:p>0.01057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182" calcext:value-type="float">
            <text:p>0.01182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19" calcext:value-type="float">
            <text:p>0.01219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148" calcext:value-type="float">
            <text:p>0.01148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117" calcext:value-type="float">
            <text:p>0.01117</text:p>
          </table:table-cell>
          <table:table-cell table:formula="of:=MIN([.B3:.T3])" office:value-type="float" office:value="0.01057" calcext:value-type="float">
            <text:p>0.01057</text:p>
          </table:table-cell>
          <table:table-cell table:formula="of:=MAX([.B3:.T3])" office:value-type="float" office:value="0.01265" calcext:value-type="float">
            <text:p>0.01265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84" calcext:value-type="float">
            <text:p>0.01684</text:p>
          </table:table-cell>
          <table:table-cell office:value-type="float" office:value="0.01712" calcext:value-type="float">
            <text:p>0.01712</text:p>
          </table:table-cell>
          <table:table-cell office:value-type="float" office:value="0.01801" calcext:value-type="float">
            <text:p>0.01801</text:p>
          </table:table-cell>
          <table:table-cell table:number-columns-repeated="2" office:value-type="float" office:value="0.01745" calcext:value-type="float">
            <text:p>0.01745</text:p>
          </table:table-cell>
          <table:table-cell table:number-columns-repeated="2" office:value-type="float" office:value="0.01737" calcext:value-type="float">
            <text:p>0.01737</text:p>
          </table:table-cell>
          <table:table-cell office:value-type="float" office:value="0.0179" calcext:value-type="float">
            <text:p>0.0179</text:p>
          </table:table-cell>
          <table:table-cell table:style-name="ce9" office:value-type="float" office:value="0.01681" calcext:value-type="float">
            <text:p>0.01681</text:p>
          </table:table-cell>
          <table:table-cell office:value-type="float" office:value="0.01702" calcext:value-type="float">
            <text:p>0.01702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1735" calcext:value-type="float">
            <text:p>0.01735</text:p>
          </table:table-cell>
          <table:table-cell office:value-type="float" office:value="0.01684" calcext:value-type="float">
            <text:p>0.01684</text:p>
          </table:table-cell>
          <table:table-cell office:value-type="float" office:value="0.01729" calcext:value-type="float">
            <text:p>0.01729</text:p>
          </table:table-cell>
          <table:table-cell office:value-type="float" office:value="0.01801" calcext:value-type="float">
            <text:p>0.01801</text:p>
          </table:table-cell>
          <table:table-cell office:value-type="float" office:value="0.01718" calcext:value-type="float">
            <text:p>0.01718</text:p>
          </table:table-cell>
          <table:table-cell office:value-type="float" office:value="0.01773" calcext:value-type="float">
            <text:p>0.01773</text:p>
          </table:table-cell>
          <table:table-cell table:formula="of:=MIN([.B4:.T4])" office:value-type="float" office:value="0.01681" calcext:value-type="float">
            <text:p>0.01681</text:p>
          </table:table-cell>
          <table:table-cell table:formula="of:=MAX([.B4:.T4])" office:value-type="float" office:value="0.01801" calcext:value-type="float">
            <text:p>0.01801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221" calcext:value-type="float">
            <text:p>0.00221</text:p>
          </table:table-cell>
          <table:table-cell table:style-name="ce9" office:value-type="float" office:value="0.0015" calcext:value-type="float">
            <text:p>0.0015</text:p>
          </table:table-cell>
          <table:table-cell table:number-columns-repeated="2" office:value-type="float" office:value="0.00199" calcext:value-type="float">
            <text:p>0.00199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218" calcext:value-type="float">
            <text:p>0.00218</text:p>
          </table:table-cell>
          <table:table-cell table:formula="of:=MIN([.B5:.T5])" office:value-type="float" office:value="0.0015" calcext:value-type="float">
            <text:p>0.0015</text:p>
          </table:table-cell>
          <table:table-cell table:formula="of:=MAX([.B5:.T5])"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70.03224" calcext:value-type="float">
            <text:p>70.03224</text:p>
          </table:table-cell>
          <table:table-cell office:value-type="float" office:value="74.21641" calcext:value-type="float">
            <text:p>74.21641</text:p>
          </table:table-cell>
          <table:table-cell office:value-type="float" office:value="72.3276" calcext:value-type="float">
            <text:p>72.3276</text:p>
          </table:table-cell>
          <table:table-cell office:value-type="float" office:value="73.19787" calcext:value-type="float">
            <text:p>73.19787</text:p>
          </table:table-cell>
          <table:table-cell office:value-type="float" office:value="74.28872" calcext:value-type="float">
            <text:p>74.28872</text:p>
          </table:table-cell>
          <table:table-cell office:value-type="float" office:value="75.55912" calcext:value-type="float">
            <text:p>75.55912</text:p>
          </table:table-cell>
          <table:table-cell office:value-type="float" office:value="75.31907" calcext:value-type="float">
            <text:p>75.31907</text:p>
          </table:table-cell>
          <table:table-cell office:value-type="float" office:value="76.53803" calcext:value-type="float">
            <text:p>76.53803</text:p>
          </table:table-cell>
          <table:table-cell office:value-type="float" office:value="72.27051" calcext:value-type="float">
            <text:p>72.27051</text:p>
          </table:table-cell>
          <table:table-cell office:value-type="float" office:value="75.15405" calcext:value-type="float">
            <text:p>75.15405</text:p>
          </table:table-cell>
          <table:table-cell office:value-type="float" office:value="75.76056" calcext:value-type="float">
            <text:p>75.76056</text:p>
          </table:table-cell>
          <table:table-cell office:value-type="float" office:value="73.59194" calcext:value-type="float">
            <text:p>73.59194</text:p>
          </table:table-cell>
          <table:table-cell office:value-type="float" office:value="74.79104" calcext:value-type="float">
            <text:p>74.79104</text:p>
          </table:table-cell>
          <table:table-cell office:value-type="float" office:value="77.86411" calcext:value-type="float">
            <text:p>77.86411</text:p>
          </table:table-cell>
          <table:table-cell office:value-type="float" office:value="71.8457" calcext:value-type="float">
            <text:p>71.8457</text:p>
          </table:table-cell>
          <table:table-cell table:style-name="ce9" office:value-type="float" office:value="66.57828" calcext:value-type="float">
            <text:p>66.57828</text:p>
          </table:table-cell>
          <table:table-cell office:value-type="float" office:value="69.87871" calcext:value-type="float">
            <text:p>69.87871</text:p>
          </table:table-cell>
          <table:table-cell office:value-type="float" office:value="70.00819" calcext:value-type="float">
            <text:p>70.00819</text:p>
          </table:table-cell>
          <table:table-cell office:value-type="float" office:value="72.47598" calcext:value-type="float">
            <text:p>72.47598</text:p>
          </table:table-cell>
          <table:table-cell table:formula="of:=MIN([.B6:.T6])" office:value-type="float" office:value="66.57828" calcext:value-type="float">
            <text:p>66.57828</text:p>
          </table:table-cell>
          <table:table-cell table:formula="of:=MAX([.B6:.T6])" office:value-type="float" office:value="77.86411" calcext:value-type="float">
            <text:p>77.86411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82.58333" calcext:value-type="float">
            <text:p>82.58333</text:p>
          </table:table-cell>
          <table:table-cell office:value-type="float" office:value="87.58333" calcext:value-type="float">
            <text:p>87.58333</text:p>
          </table:table-cell>
          <table:table-cell office:value-type="float" office:value="86" calcext:value-type="float">
            <text:p>86</text:p>
          </table:table-cell>
          <table:table-cell office:value-type="float" office:value="87.41667" calcext:value-type="float">
            <text:p>87.41667</text:p>
          </table:table-cell>
          <table:table-cell office:value-type="float" office:value="89.25" calcext:value-type="float">
            <text:p>89.25</text:p>
          </table:table-cell>
          <table:table-cell office:value-type="float" office:value="89.66667" calcext:value-type="float">
            <text:p>89.66667</text:p>
          </table:table-cell>
          <table:table-cell office:value-type="float" office:value="91.25" calcext:value-type="float">
            <text:p>91.25</text:p>
          </table:table-cell>
          <table:table-cell office:value-type="float" office:value="91.58333" calcext:value-type="float">
            <text:p>91.58333</text:p>
          </table:table-cell>
          <table:table-cell office:value-type="float" office:value="86.83333" calcext:value-type="float">
            <text:p>86.83333</text:p>
          </table:table-cell>
          <table:table-cell office:value-type="float" office:value="90.91667" calcext:value-type="float">
            <text:p>90.91667</text:p>
          </table:table-cell>
          <table:table-cell office:value-type="float" office:value="91" calcext:value-type="float">
            <text:p>91</text:p>
          </table:table-cell>
          <table:table-cell office:value-type="float" office:value="89.08333" calcext:value-type="float">
            <text:p>89.08333</text:p>
          </table:table-cell>
          <table:table-cell office:value-type="float" office:value="90.66667" calcext:value-type="float">
            <text:p>90.66667</text:p>
          </table:table-cell>
          <table:table-cell office:value-type="float" office:value="94.5" calcext:value-type="float">
            <text:p>94.5</text:p>
          </table:table-cell>
          <table:table-cell office:value-type="float" office:value="86.5" calcext:value-type="float">
            <text:p>86.5</text:p>
          </table:table-cell>
          <table:table-cell table:style-name="ce9" office:value-type="float" office:value="79.66667" calcext:value-type="float">
            <text:p>79.66667</text:p>
          </table:table-cell>
          <table:table-cell office:value-type="float" office:value="84" calcext:value-type="float">
            <text:p>84</text:p>
          </table:table-cell>
          <table:table-cell office:value-type="float" office:value="84.16667" calcext:value-type="float">
            <text:p>84.16667</text:p>
          </table:table-cell>
          <table:table-cell office:value-type="float" office:value="87.41667" calcext:value-type="float">
            <text:p>87.41667</text:p>
          </table:table-cell>
          <table:table-cell table:formula="of:=MIN([.B7:.T7])" office:value-type="float" office:value="79.66667" calcext:value-type="float">
            <text:p>79.66667</text:p>
          </table:table-cell>
          <table:table-cell table:formula="of:=MAX([.B7:.T7])" office:value-type="float" office:value="94.5" calcext:value-type="float">
            <text:p>94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2">00/00/0000</text:date>, <text:time style:data-style-name="N2" text:time-value="15:40:21.7197939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11T17:10:31.268957270</dc:date>
    <meta:editing-duration>PT2M23S</meta:editing-duration>
    <meta:editing-cycles>1</meta:editing-cycles>
    <meta:generator>LibreOffice/6.0.7.3$Linux_X86_64 LibreOffice_project/00m0$Build-3</meta:generator>
    <meta:document-statistic meta:table-count="1" meta:cell-count="154" meta:object-count="0"/>
  </office:meta>
</office:document-meta>
</file>